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iackutatás:</text:span></text:p>
      <text:p text:style-name="P1"><text:span text:style-name="T1"/></text:p>
      <text:p text:style-name="P1"><text:span text:style-name="T1">A mai modern világban az internet szinte mindenkinek elérhet</text:span><text:span text:style-name="T2">ő</text:span><text:span text:style-name="T3">. A fejlett országok 81%-a használja az internetet<text:s text:c="2"/>és Magyarország 79%-a (nagyjából 7,730,000 személy) használja nap mint nap. Nem tudnánk elképzelni az életünket nélküle.</text:span></text:p>
      <text:p text:style-name="P1"><text:span text:style-name="T3">A mi programunk lehet</text:span><text:span text:style-name="T4">ő</text:span><text:span text:style-name="T5">vé teszi a felhasználókat, hogy egymással tudjanak kommunikálni valós id</text:span><text:span text:style-name="T6">ő</text:span><text:span text:style-name="T7">ben. Üzeneteket, képeket vagy videókat megosztani ismer</text:span><text:span text:style-name="T8">ő</text:span><text:span text:style-name="T9">sökkel vagy bárkivel aki követi a felhasználót. Ezt a funkciót használhatják vállalatok hirdetések létrehozásához. Több mint 6 millió vállalkozás használ online platformokat a termékeik hirdetésére, és a mi programunkban a felhasználók naprakészek maradhatnak a hirdetések miatt.</text:span></text:p>
      <text:p text:style-name="P1"><text:span text:style-name="T9">Az ilyen online platformokra van kereset. 1,56 millárd aktív felhasználó használ valamilyen chat alkalmazást naponta. A programunk biztosít mindent és még többet is mint az átlagos chat alkalmazás, egy gyors és felhasználóbarát környezetben.</text:span></text:p>
      <text:p text:style-name="P1"><text:span text:style-name="T9">A chat funkciót legközelebb a Facebook chat funkciójához lehet hasonlítani. Privát vagy csoportos beszélgetésekre lesz képes a felhasználó ismer</text:span><text:span text:style-name="T10">ő</text:span><text:span text:style-name="T11">seivel. Míg a homepage a Twitterhez hasonlóan megjeleníti a felhasználó által követett felhasználók bejegyzéseit.</text:span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